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5000001BEB288E827.png" manifest:media-type="image/png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2630000019174299893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3646in" svg:height="4.1772in" draw:z-index="4"><draw:image xlink:href="Pictures/10000001000002630000019174299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6.552in" svg:height="4.6457in" draw:z-index="5"><draw:image xlink:href="Pictures/1000000100000275000001BEB288E8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18:44:10.843814999</dc:date>
    <meta:editing-duration>PT4H53M17S</meta:editing-duration>
    <meta:editing-cycles>6</meta:editing-cycles>
    <meta:generator>LibreOffice/25.2.3.2$Linux_X86_64 LibreOffice_project/520$Build-2</meta:generator>
    <meta:document-statistic meta:table-count="0" meta:image-count="6" meta:object-count="0" meta:page-count="4" meta:paragraph-count="0" meta:word-count="0" meta:character-count="0" meta:non-whitespace-character-count="0"/>
  </office:meta>
</office:document-meta>
</file>